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7mm" svg:height="90.04mm" svg:x="42.13mm" svg:y="23.11mm">
            <loext:p draw:notify-on-update-of-ranges="Planilha1.A2:Planilha1.A4 Planilha1.B1:Planilha1.B1 Planilha1.B2:Planilha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Simples</text:p>
          </table:table-cell>
          <table:table-cell office:value-type="float" office:value="7.722" calcext:value-type="float">
            <text:p>7,722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float" office:value="15.348" calcext:value-type="float">
            <text:p>15,348</text:p>
          </table:table-cell>
        </table:table-row>
        <table:table-row table:style-name="ro1">
          <table:table-cell office:value-type="string" calcext:value-type="string">
            <text:p>Complexo</text:p>
          </table:table-cell>
          <table:table-cell office:value-type="float" office:value="201.111" calcext:value-type="float">
            <text:p>201,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9:00:54.0309891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dro </meta:initial-creator>
    <meta:creation-date>2015-11-21T18:49:08.986277055</meta:creation-date>
    <dc:date>2015-11-21T19:01:29.201920929</dc:date>
    <dc:creator>Evandro </dc:creator>
    <meta:editing-duration>PT6M48S</meta:editing-duration>
    <meta:editing-cycles>3</meta:editing-cycles>
    <meta:generator>LibreOffice/5.0.3.2$Linux_X86_64 LibreOffice_project/00$Build-2</meta:generator>
    <meta:document-statistic meta:table-count="1" meta:cell-count="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antarell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onstant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family="Cantarell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Cantarell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onstant" chart:data-label-number="value" chart:data-label-text="false" chart:data-label-symbol="false"/>
      <style:graphic-properties draw:stroke="none" draw:fill-color="#729fcf" dr3d:edge-rounding="5%"/>
      <style:text-properties fo:font-family="Cantarell" style:font-style-name="Regular" fo:font-size="10pt" style:font-size-asian="10pt" style:font-size-complex="10pt"/>
    </style:style>
    <style:style style:name="ch8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918cm" svg:y="0.315cm" chart:style-name="ch2">
          <text:p>Tempo de Execução</text:p>
        </chart:title>
        <chart:plot-area chart:style-name="ch3" table:cell-range-address="Planilha1.A1:Planilha1.B4" chart:data-source-has-labels="both" svg:x="0.319cm" svg:y="1.354cm" svg:width="15.36cm" svg:height="7.471cm">
          <chartooo:coordinate-region svg:x="1.205cm" svg:y="1.58cm" svg:width="14.474cm" svg:height="6.545cm"/>
          <chart:axis chart:dimension="x" chart:name="primary-x" chart:style-name="ch4" chartooo:axis-type="auto">
            <chartooo:date-scale/>
            <chart:categories table:cell-range-address="Planilha1.A2:Planilha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4" chart:label-cell-address="Planilha1.B1:Planilha1.B1" chart:class="chart:bar">
            <chart:error-indicator chart:style-name="ch8" chart:dimension="y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ples</text:p>
                <draw:g>
                  <svg:desc>Planilha1.A2:Planilha1.A4</svg:desc>
                </draw:g>
              </table:table-cell>
              <table:table-cell office:value-type="float" office:value="7.722">
                <text:p>7.722</text:p>
                <draw:g>
                  <svg:desc>Planilha1.B2:Planilha1.B4</svg:desc>
                </draw:g>
              </table:table-cell>
            </table:table-row>
            <table:table-row>
              <table:table-cell office:value-type="string">
                <text:p>Médio</text:p>
              </table:table-cell>
              <table:table-cell office:value-type="float" office:value="15.348">
                <text:p>15.348</text:p>
              </table:table-cell>
            </table:table-row>
            <table:table-row>
              <table:table-cell office:value-type="string">
                <text:p>Complexo</text:p>
              </table:table-cell>
              <table:table-cell office:value-type="float" office:value="201.111">
                <text:p>201.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